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a2c0" officeooo:paragraph-rsid="001da2c0"/>
    </style:style>
    <style:style style:name="P2" style:family="paragraph" style:parent-style-name="Standard">
      <style:text-properties officeooo:rsid="001ec253" officeooo:paragraph-rsid="001ec253"/>
    </style:style>
    <style:style style:name="T1" style:family="text">
      <style:text-properties officeooo:rsid="001ec2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Аналитику по продукту, как мне представляется, можно получить следующими способами:</text:p>
      <text:p text:style-name="P1"/>
      <text:p text:style-name="P1">1) Анализ действия на сайте. Тут вариант анализа активности холодных посетителей и посетителей которые уже вступили в курс.</text:p>
      <text:p text:style-name="P1"/>
      <text:p text:style-name="P1">2) Опрос слушателей. На входе, что ожидают от курса. На выходе, что можно улучшить в курсе.</text:p>
      <text:p text:style-name="P1"/>
      <text:p text:style-name="P1">3) Динамика сдачи домашек. Возможно связать с активностью на сайте. Переслушивал ли лекцию, сколько раз.</text:p>
      <text:p text:style-name="P1"/>
      <text:p text:style-name="P1">4) Анализ, подобных программ у конкурентов.</text:p>
      <text:p text:style-name="P1"/>
      <text:p text:style-name="P1">Ключевые метрики:</text:p>
      <text:p text:style-name="P1">- Привлечение слушателей на программу, как новых, так и уже имеющие другие программы Нетологии.</text:p>
      <text:p text:style-name="P1">- Привлечение слушателей, которые уже прошли программу/ы, но новые программы</text:p>
      <text:p text:style-name="P1">- Динамика сдачи домашек</text:p>
      <text:p text:style-name="P1">- Процент дошедших до конца слушателей программы.</text:p>
      <text:p text:style-name="P1"/>
      <text:p text:style-name="P1">В поиске инсайтов, могут пригодиться, данные по активности клиентов сайта, периоды открытия домашки на выполнение и срок ее выполнения. <text:span text:style-name="T1">Опросы слушателей. Обзоры аналогичных программ конкурентов. Заключения договоров на обучение и фиксация полного прохождения программы.</text:span></text:p>
      <text:p text:style-name="P1"/>
      <text:p text:style-name="P2">В команду нужен:</text:p>
      <text:p text:style-name="P2">- WEB программист, для организации сбора аналитики по клиентам.</text:p>
      <text:p text:style-name="P2">- Аналитик для работы по опросам, обзору программ конкурентов, ведения статистики по входу в программу и выходу из программы, а также статистику по домашкам. </text:p>
      <text:p text:style-name="P2">- DS по проверки всевозможных гипотез и построении моделей. </text:p>
      <text:p text:style-name="P1">- <text:span text:style-name="T1">product owner (продюсер), для управления и развития программы, как проектов в целом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5T20:04:20.224306847</meta:creation-date>
    <dc:date>2020-07-25T20:30:21.543317388</dc:date>
    <meta:editing-duration>PT9M1S</meta:editing-duration>
    <meta:editing-cycles>1</meta:editing-cycles>
    <meta:document-statistic meta:table-count="0" meta:image-count="0" meta:object-count="0" meta:page-count="1" meta:paragraph-count="16" meta:word-count="194" meta:character-count="1358" meta:non-whitespace-character-count="1178"/>
    <meta:generator>LibreOffice/6.0.7.3$Linux_X86_64 LibreOffice_project/00m0$Build-3</meta:generator>
  </office:meta>
</office:document-meta>
</file>